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4c66" officeooo:paragraph-rsid="00124c66"/>
    </style:style>
    <style:style style:name="P2" style:family="paragraph" style:parent-style-name="Standard">
      <style:text-properties officeooo:rsid="0012bdad" officeooo:paragraph-rsid="0012bd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Écologie des communautés FOREY</text:p>
      <text:p text:style-name="P1"/>
      <text:p text:style-name="P1">Commu = ensemble d’organismes appartenant à des pop espèces diff constituant un réseau de relations. </text:p>
      <text:p text:style-name="P1"/>
      <text:p text:style-name="P1">Individu &lt; Pop &lt; Commu &lt; Ecosystème</text:p>
      <text:p text:style-name="P1"/>
      <text:p text:style-name="P1">Délimitation des commus = même groupe systématique / fonctionnel / même niveaux trophiques</text:p>
      <text:p text:style-name="P1"/>
      <text:p text:style-name="P2">Communauté caractérisé par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5:12:21.747000000</meta:creation-date>
    <dc:date>2019-03-08T15:24:48.056000000</dc:date>
    <meta:editing-duration>PT1M52S</meta:editing-duration>
    <meta:editing-cycles>1</meta:editing-cycles>
    <meta:document-statistic meta:table-count="0" meta:image-count="0" meta:object-count="0" meta:page-count="1" meta:paragraph-count="5" meta:word-count="42" meta:character-count="283" meta:non-whitespace-character-count="244"/>
    <meta:generator>LibreOffice/6.0.7.3$Windows_X86_64 LibreOffice_project/dc89aa7a9eabfd848af146d5086077aeed2ae4a5</meta:generator>
  </office:meta>
</office:document-meta>
</file>